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1.9028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302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5043in"/>
    </style:style>
    <style:style style:name="co9" style:family="table-column">
      <style:table-column-properties fo:break-before="auto" style:column-width="1.5862in"/>
    </style:style>
    <style:style style:name="co10" style:family="table-column">
      <style:table-column-properties fo:break-before="auto" style:column-width="0.3953in"/>
    </style:style>
    <style:style style:name="co11" style:family="table-column">
      <style:table-column-properties fo:break-before="auto" style:column-width="1.6291in"/>
    </style:style>
    <style:style style:name="co12" style:family="table-column">
      <style:table-column-properties fo:break-before="auto" style:column-width="1.411in"/>
    </style:style>
    <style:style style:name="co13" style:family="table-column">
      <style:table-column-properties fo:break-before="auto" style:column-width="0.8209in"/>
    </style:style>
    <style:style style:name="co14" style:family="table-column">
      <style:table-column-properties fo:break-before="auto" style:column-width="1.0835in"/>
    </style:style>
    <style:style style:name="co15" style:family="table-column">
      <style:table-column-properties fo:break-before="auto" style:column-width="1.4327in"/>
    </style:style>
    <style:style style:name="co16" style:family="table-column">
      <style:table-column-properties fo:break-before="auto" style:column-width="1.2799in"/>
    </style:style>
    <style:style style:name="co17" style:family="table-column">
      <style:table-column-properties fo:break-before="auto" style:column-width="1.5528in"/>
    </style:style>
    <style:style style:name="co18" style:family="table-column">
      <style:table-column-properties fo:break-before="auto" style:column-width="0.9409in"/>
    </style:style>
    <style:style style:name="co19" style:family="table-column">
      <style:table-column-properties fo:break-before="auto" style:column-width="0.9307in"/>
    </style:style>
    <style:style style:name="co20" style:family="table-column">
      <style:table-column-properties fo:break-before="auto" style:column-width="0.9957in"/>
    </style:style>
    <style:style style:name="co21" style:family="table-column">
      <style:table-column-properties fo:break-before="auto" style:column-width="1.8591in"/>
    </style:style>
    <style:style style:name="co22" style:family="table-column">
      <style:table-column-properties fo:break-before="auto" style:column-width="1.072in"/>
    </style:style>
    <style:style style:name="co23" style:family="table-column">
      <style:table-column-properties fo:break-before="auto" style:column-width="1.1161in"/>
    </style:style>
    <style:style style:name="co24" style:family="table-column">
      <style:table-column-properties fo:break-before="auto" style:column-width="1.6075in"/>
    </style:style>
    <style:style style:name="co25" style:family="table-column">
      <style:table-column-properties fo:break-before="auto" style:column-width="0.5693in"/>
    </style:style>
    <style:style style:name="co26" style:family="table-column">
      <style:table-column-properties fo:break-before="auto" style:column-width="1.5752in"/>
    </style:style>
    <style:style style:name="co27" style:family="table-column">
      <style:table-column-properties fo:break-before="auto" style:column-width="0.8866in"/>
    </style:style>
    <style:style style:name="co28" style:family="table-column">
      <style:table-column-properties fo:break-before="auto" style:column-width="0.8756in"/>
    </style:style>
    <style:style style:name="co29" style:family="table-column">
      <style:table-column-properties fo:break-before="auto" style:column-width="1.3346in"/>
    </style:style>
    <style:style style:name="co30" style:family="table-column">
      <style:table-column-properties fo:break-before="auto" style:column-width="1.6516in"/>
    </style:style>
    <style:style style:name="co31" style:family="table-column">
      <style:table-column-properties fo:break-before="auto" style:column-width="0.439in"/>
    </style:style>
    <style:style style:name="co32" style:family="table-column">
      <style:table-column-properties fo:break-before="auto" style:column-width="2.1543in"/>
    </style:style>
    <style:style style:name="co33" style:family="table-column">
      <style:table-column-properties fo:break-before="auto" style:column-width="1.0071in"/>
    </style:style>
    <style:style style:name="co34" style:family="table-column">
      <style:table-column-properties fo:break-before="auto" style:column-width="1.1484in"/>
    </style:style>
    <style:style style:name="co35" style:family="table-column">
      <style:table-column-properties fo:break-before="auto" style:column-width="0.7118in"/>
    </style:style>
    <style:style style:name="co36" style:family="table-column">
      <style:table-column-properties fo:break-before="auto" style:column-width="0.428in"/>
    </style:style>
    <style:style style:name="co37" style:family="table-column">
      <style:table-column-properties fo:break-before="auto" style:column-width="1.0398in"/>
    </style:style>
    <style:style style:name="co38" style:family="table-column">
      <style:table-column-properties fo:break-before="auto" style:column-width="0.9634in"/>
    </style:style>
    <style:style style:name="co39" style:family="table-column">
      <style:table-column-properties fo:break-before="auto" style:column-width="0.3516in"/>
    </style:style>
    <style:style style:name="co40" style:family="table-column">
      <style:table-column-properties fo:break-before="auto" style:column-width="1.1598in"/>
    </style:style>
    <style:style style:name="co41" style:family="table-column">
      <style:table-column-properties fo:break-before="auto" style:column-width="0.6146in"/>
    </style:style>
    <style:style style:name="co42" style:family="table-column">
      <style:table-column-properties fo:break-before="auto" style:column-width="0.9193in"/>
    </style:style>
    <style:style style:name="co43" style:family="table-column">
      <style:table-column-properties fo:break-before="auto" style:column-width="1.2909in"/>
    </style:style>
    <style:style style:name="co44" style:family="table-column">
      <style:table-column-properties fo:break-before="auto" style:column-width="1.2689in"/>
    </style:style>
    <style:style style:name="co45" style:family="table-column">
      <style:table-column-properties fo:break-before="auto" style:column-width="0.952in"/>
    </style:style>
    <style:style style:name="co46" style:family="table-column">
      <style:table-column-properties fo:break-before="auto" style:column-width="0.7335in"/>
    </style:style>
    <style:style style:name="co47" style:family="table-column">
      <style:table-column-properties fo:break-before="auto" style:column-width="1.1047in"/>
    </style:style>
    <style:style style:name="co48" style:family="table-column">
      <style:table-column-properties fo:break-before="auto" style:column-width="1.1272in"/>
    </style:style>
    <style:style style:name="co49" style:family="table-column">
      <style:table-column-properties fo:break-before="auto" style:column-width="1.0283in"/>
    </style:style>
    <style:style style:name="co50" style:family="table-column">
      <style:table-column-properties fo:break-before="auto" style:column-width="0.7228in"/>
    </style:style>
    <style:style style:name="co51" style:family="table-column">
      <style:table-column-properties fo:break-before="auto" style:column-width="0.6134in"/>
    </style:style>
    <style:style style:name="co52" style:family="table-column">
      <style:table-column-properties fo:break-before="auto" style:column-width="1.1382in"/>
    </style:style>
    <style:style style:name="co53" style:family="table-column">
      <style:table-column-properties fo:break-before="auto" style:column-width="0.8102in"/>
    </style:style>
    <style:style style:name="co54" style:family="table-column">
      <style:table-column-properties fo:break-before="auto" style:column-width="0.7992in"/>
    </style:style>
    <style:style style:name="co55" style:family="table-column">
      <style:table-column-properties fo:break-before="auto" style:column-width="0.6354in"/>
    </style:style>
    <style:style style:name="co56" style:family="table-column">
      <style:table-column-properties fo:break-before="auto" style:column-width="0.6902in"/>
    </style:style>
    <style:style style:name="co57" style:family="table-column">
      <style:table-column-properties fo:break-before="auto" style:column-width="0.548in"/>
    </style:style>
    <style:style style:name="co58" style:family="table-column">
      <style:table-column-properties fo:break-before="auto" style:column-width="1.6953in"/>
    </style:style>
    <style:style style:name="co59" style:family="table-column">
      <style:table-column-properties fo:break-before="auto" style:column-width="0.6244in"/>
    </style:style>
    <style:style style:name="co60" style:family="table-column">
      <style:table-column-properties fo:break-before="auto" style:column-width="0.5264in"/>
    </style:style>
    <style:style style:name="co61" style:family="table-column">
      <style:table-column-properties fo:break-before="auto" style:column-width="1.3783in"/>
    </style:style>
    <style:style style:name="co62" style:family="table-column">
      <style:table-column-properties fo:break-before="auto" style:column-width="1.7165in"/>
    </style:style>
    <style:style style:name="co63" style:family="table-column">
      <style:table-column-properties fo:break-before="auto" style:column-width="1.7602in"/>
    </style:style>
    <style:style style:name="co64" style:family="table-column">
      <style:table-column-properties fo:break-before="auto" style:column-width="0.8429in"/>
    </style:style>
    <style:style style:name="co65" style:family="table-column">
      <style:table-column-properties fo:break-before="auto" style:column-width="1.9138in"/>
    </style:style>
    <style:style style:name="co66" style:family="table-column">
      <style:table-column-properties fo:break-before="auto" style:column-width="1.0508in"/>
    </style:style>
    <style:style style:name="co67" style:family="table-column">
      <style:table-column-properties fo:break-before="auto" style:column-width="1.8043in"/>
    </style:style>
    <style:style style:name="co68" style:family="table-column">
      <style:table-column-properties fo:break-before="auto" style:column-width="1.848in"/>
    </style:style>
    <style:style style:name="co69" style:family="table-column">
      <style:table-column-properties fo:break-before="auto" style:column-width="1.0945in"/>
    </style:style>
    <style:style style:name="co70" style:family="table-column">
      <style:table-column-properties fo:break-before="auto" style:column-width="1.8264in"/>
    </style:style>
    <style:style style:name="co71" style:family="table-column">
      <style:table-column-properties fo:break-before="auto" style:column-width="1.5638in"/>
    </style:style>
    <style:style style:name="co72" style:family="table-column">
      <style:table-column-properties fo:break-before="auto" style:column-width="1.4437in"/>
    </style:style>
    <style:style style:name="co73" style:family="table-column">
      <style:table-column-properties fo:break-before="auto" style:column-width="1.7063in"/>
    </style:style>
    <style:style style:name="co74" style:family="table-column">
      <style:table-column-properties fo:break-before="auto" style:column-width="1.2472in"/>
    </style:style>
    <style:style style:name="co75" style:family="table-column">
      <style:table-column-properties fo:break-before="auto" style:column-width="1.5091in"/>
    </style:style>
    <style:style style:name="co76" style:family="table-column">
      <style:table-column-properties fo:break-before="auto" style:column-width="1.1925in"/>
    </style:style>
    <style:style style:name="co77" style:family="table-column">
      <style:table-column-properties fo:break-before="auto" style:column-width="1.4547in"/>
    </style:style>
    <style:style style:name="co78" style:family="table-column">
      <style:table-column-properties fo:break-before="auto" style:column-width="1.8701in"/>
    </style:style>
    <style:style style:name="co79" style:family="table-column">
      <style:table-column-properties fo:break-before="auto" style:column-width="1.4874in"/>
    </style:style>
    <style:style style:name="co80" style:family="table-column">
      <style:table-column-properties fo:break-before="auto" style:column-width="2.0228in"/>
    </style:style>
    <style:style style:name="co81" style:family="table-column">
      <style:table-column-properties fo:break-before="auto" style:column-width="1.3126in"/>
    </style:style>
    <style:style style:name="co82" style:family="table-column">
      <style:table-column-properties fo:break-before="auto" style:column-width="1.3563in"/>
    </style:style>
    <style:style style:name="co83" style:family="table-column">
      <style:table-column-properties fo:break-before="auto" style:column-width="1.3673in"/>
    </style:style>
    <style:style style:name="co84" style:family="table-column">
      <style:table-column-properties fo:break-before="auto" style:column-width="1.5201in"/>
    </style:style>
    <style:style style:name="co85" style:family="table-column">
      <style:table-column-properties fo:break-before="auto" style:column-width="1.4764in"/>
    </style:style>
    <style:style style:name="co86" style:family="table-column">
      <style:table-column-properties fo:break-before="auto" style:column-width="1.8917in"/>
    </style:style>
    <style:style style:name="co87" style:family="table-column">
      <style:table-column-properties fo:break-before="auto" style:column-width="2.2193in"/>
    </style:style>
    <style:style style:name="co88" style:family="table-column">
      <style:table-column-properties fo:break-before="auto" style:column-width="1.8366in"/>
    </style:style>
    <style:style style:name="co89" style:family="table-column">
      <style:table-column-properties fo:break-before="auto" style:column-width="1.728in"/>
    </style:style>
    <style:style style:name="co90" style:family="table-column">
      <style:table-column-properties fo:break-before="auto" style:column-width="1.739in"/>
    </style:style>
    <style:style style:name="co9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6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41" table:default-cell-style-name="Default"/>
        <table:table-column table:style-name="co3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3" table:default-cell-style-name="Default"/>
        <table:table-column table:style-name="co2" table:default-cell-style-name="Default"/>
        <table:table-column table:style-name="co4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9" table:default-cell-style-name="Default"/>
        <table:table-column table:style-name="co9" table:default-cell-style-name="Default"/>
        <table:table-column table:style-name="co14" table:default-cell-style-name="Default"/>
        <table:table-column table:style-name="co48" table:default-cell-style-name="Default"/>
        <table:table-column table:style-name="co3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8" table:default-cell-style-name="Default"/>
        <table:table-column table:style-name="co54" table:default-cell-style-name="Default"/>
        <table:table-column table:style-name="co7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57" table:default-cell-style-name="Default"/>
        <table:table-column table:style-name="co1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1" table:default-cell-style-name="Default"/>
        <table:table-column table:style-name="co60" table:default-cell-style-name="Default"/>
        <table:table-column table:style-name="co39" table:default-cell-style-name="Default"/>
        <table:table-column table:style-name="co59" table:default-cell-style-name="Default"/>
        <table:table-column table:style-name="co6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38" table:default-cell-style-name="Default"/>
        <table:table-column table:style-name="co62" table:default-cell-style-name="Default"/>
        <table:table-column table:style-name="co33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40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30" table:default-cell-style-name="Default"/>
        <table:table-column table:style-name="co77" table:default-cell-style-name="Default"/>
        <table:table-column table:style-name="co29" table:default-cell-style-name="Default"/>
        <table:table-column table:style-name="co78" table:default-cell-style-name="Default"/>
        <table:table-column table:style-name="co66" table:default-cell-style-name="Default"/>
        <table:table-column table:style-name="co40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37" table:default-cell-style-name="Default"/>
        <table:table-column table:style-name="co45" table:default-cell-style-name="Default"/>
        <table:table-column table:style-name="co3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default-cell-style-name="Default"/>
        <table:table-column table:style-name="co86" table:default-cell-style-name="Default"/>
        <table:table-column table:style-name="co75" table:default-cell-style-name="Default"/>
        <table:table-column table:style-name="co15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67" table:default-cell-style-name="Default"/>
        <table:table-column table:style-name="co63" table:default-cell-style-name="Default"/>
        <table:table-column table:style-name="co90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_store</text:p>
          </table:table-cell>
          <table:table-cell office:value-type="string">
            <text:p>_attribute_set</text:p>
          </table:table-cell>
          <table:table-cell office:value-type="string">
            <text:p>_type</text:p>
          </table:table-cell>
          <table:table-cell office:value-type="string">
            <text:p>_category</text:p>
          </table:table-cell>
          <table:table-cell office:value-type="string">
            <text:p>_root_category</text:p>
          </table:table-cell>
          <table:table-cell office:value-type="string">
            <text:p>_product_websites</text:p>
          </table:table-cell>
          <table:table-cell office:value-type="string">
            <text:p>alt_size_1</text:p>
          </table:table-cell>
          <table:table-cell office:value-type="string">
            <text:p>alt_size_2</text:p>
          </table:table-cell>
          <table:table-cell office:value-type="string">
            <text:p>alt_size_3</text:p>
          </table:table-cell>
          <table:table-cell office:value-type="string">
            <text:p>alt_size_4</text:p>
          </table:table-cell>
          <table:table-cell office:value-type="string">
            <text:p>color</text:p>
          </table:table-cell>
          <table:table-cell office:value-type="string">
            <text:p>color_tone</text:p>
          </table:table-cell>
          <table:table-cell office:value-type="string">
            <text:p>cost</text:p>
          </table:table-cell>
          <table:table-cell office:value-type="string">
            <text:p>country_of_manufacture</text:p>
          </table:table-cell>
          <table:table-cell office:value-type="string">
            <text:p>created_at</text:p>
          </table:table-cell>
          <table:table-cell office:value-type="string">
            <text:p>created_by</text:p>
          </table:table-cell>
          <table:table-cell office:value-type="string">
            <text:p>custom_design</text:p>
          </table:table-cell>
          <table:table-cell office:value-type="string">
            <text:p>custom_design_from</text:p>
          </table:table-cell>
          <table:table-cell office:value-type="string">
            <text:p>custom_design_to</text:p>
          </table:table-cell>
          <table:table-cell office:value-type="string">
            <text:p>custom_layout_update</text:p>
          </table:table-cell>
          <table:table-cell office:value-type="string">
            <text:p>date_created</text:p>
          </table:table-cell>
          <table:table-cell office:value-type="string">
            <text:p>date_expired</text:p>
          </table:table-cell>
          <table:table-cell office:value-type="string">
            <text:p>date_modified</text:p>
          </table:table-cell>
          <table:table-cell office:value-type="string">
            <text:p>description</text:p>
          </table:table-cell>
          <table:table-cell office:value-type="string">
            <text:p>do_not_display</text:p>
          </table:table-cell>
          <table:table-cell office:value-type="string">
            <text:p>embellishments</text:p>
          </table:table-cell>
          <table:table-cell office:value-type="string">
            <text:p>enable_googlecheckout</text:p>
          </table:table-cell>
          <table:table-cell office:value-type="string">
            <text:p>format</text:p>
          </table:table-cell>
          <table:table-cell office:value-type="string">
            <text:p>gallery</text:p>
          </table:table-cell>
          <table:table-cell office:value-type="string">
            <text:p>gift_message_available</text:p>
          </table:table-cell>
          <table:table-cell office:value-type="string">
            <text:p>has_options</text:p>
          </table:table-cell>
          <table:table-cell office:value-type="string">
            <text:p>image</text:p>
          </table:table-cell>
          <table:table-cell office:value-type="string">
            <text:p>image_label</text:p>
          </table:table-cell>
          <table:table-cell office:value-type="string">
            <text:p>image_size_cm</text:p>
          </table:table-cell>
          <table:table-cell office:value-type="string">
            <text:p>image_size_inches</text:p>
          </table:table-cell>
          <table:table-cell office:value-type="string">
            <text:p>keywords</text:p>
          </table:table-cell>
          <table:table-cell office:value-type="string">
            <text:p>manufacturer</text:p>
          </table:table-cell>
          <table:table-cell office:value-type="string">
            <text:p>media_gallery</text:p>
          </table:table-cell>
          <table:table-cell office:value-type="string">
            <text:p>meta_description</text:p>
          </table:table-cell>
          <table:table-cell office:value-type="string">
            <text:p>meta_keyword</text:p>
          </table:table-cell>
          <table:table-cell office:value-type="string">
            <text:p>meta_title</text:p>
          </table:table-cell>
          <table:table-cell office:value-type="string">
            <text:p>minimal_price</text:p>
          </table:table-cell>
          <table:table-cell office:value-type="string">
            <text:p>modified_by</text:p>
          </table:table-cell>
          <table:table-cell office:value-type="string">
            <text:p>msrp</text:p>
          </table:table-cell>
          <table:table-cell office:value-type="string">
            <text:p>msrp_display_actual_price_type</text:p>
          </table:table-cell>
          <table:table-cell office:value-type="string">
            <text:p>msrp_enabled</text:p>
          </table:table-cell>
          <table:table-cell office:value-type="string">
            <text:p>name</text:p>
          </table:table-cell>
          <table:table-cell office:value-type="string">
            <text:p>news_from_date</text:p>
          </table:table-cell>
          <table:table-cell office:value-type="string">
            <text:p>news_to_date</text:p>
          </table:table-cell>
          <table:table-cell office:value-type="string">
            <text:p>options_container</text:p>
          </table:table-cell>
          <table:table-cell office:value-type="string">
            <text:p>over_size</text:p>
          </table:table-cell>
          <table:table-cell office:value-type="string">
            <text:p>page</text:p>
          </table:table-cell>
          <table:table-cell office:value-type="string">
            <text:p>page_layout</text:p>
          </table:table-cell>
          <table:table-cell office:value-type="string">
            <text:p>page_size_cm</text:p>
          </table:table-cell>
          <table:table-cell office:value-type="string">
            <text:p>paper_quality</text:p>
          </table:table-cell>
          <table:table-cell office:value-type="string">
            <text:p>paper_size_inches</text:p>
          </table:table-cell>
          <table:table-cell office:value-type="string">
            <text:p>pod</text:p>
          </table:table-cell>
          <table:table-cell office:value-type="string">
            <text:p>price</text:p>
          </table:table-cell>
          <table:table-cell office:value-type="string">
            <text:p>required_options</text:p>
          </table:table-cell>
          <table:table-cell office:value-type="string">
            <text:p>short_description</text:p>
          </table:table-cell>
          <table:table-cell office:value-type="string">
            <text:p>size</text:p>
          </table:table-cell>
          <table:table-cell office:value-type="string">
            <text:p>size_category</text:p>
          </table:table-cell>
          <table:table-cell office:value-type="string">
            <text:p>small_image</text:p>
          </table:table-cell>
          <table:table-cell office:value-type="string">
            <text:p>small_image_label</text:p>
          </table:table-cell>
          <table:table-cell office:value-type="string">
            <text:p>special_from_date</text:p>
          </table:table-cell>
          <table:table-cell office:value-type="string">
            <text:p>special_price</text:p>
          </table:table-cell>
          <table:table-cell office:value-type="string">
            <text:p>special_to_date</text:p>
          </table:table-cell>
          <table:table-cell office:value-type="string">
            <text:p>status</text:p>
          </table:table-cell>
          <table:table-cell office:value-type="string">
            <text:p>tax_class_id</text:p>
          </table:table-cell>
          <table:table-cell office:value-type="string">
            <text:p>thumbnail</text:p>
          </table:table-cell>
          <table:table-cell office:value-type="string">
            <text:p>thumbnail_label</text:p>
          </table:table-cell>
          <table:table-cell office:value-type="string">
            <text:p>title</text:p>
          </table:table-cell>
          <table:table-cell office:value-type="string">
            <text:p>total_quantity_on_hand</text:p>
          </table:table-cell>
          <table:table-cell office:value-type="string">
            <text:p>udf_anycustom</text:p>
          </table:table-cell>
          <table:table-cell office:value-type="string">
            <text:p>udf_artist_name</text:p>
          </table:table-cell>
          <table:table-cell office:value-type="string">
            <text:p>udf_copyright</text:p>
          </table:table-cell>
          <table:table-cell office:value-type="string">
            <text:p>udf_crline</text:p>
          </table:table-cell>
          <table:table-cell office:value-type="string">
            <text:p>udf_decal</text:p>
          </table:table-cell>
          <table:table-cell office:value-type="string">
            <text:p>udf_dnd</text:p>
          </table:table-cell>
          <table:table-cell office:value-type="string">
            <text:p>udf_embellished</text:p>
          </table:table-cell>
          <table:table-cell office:value-type="string">
            <text:p>udf_framed</text:p>
          </table:table-cell>
          <table:table-cell office:value-type="string">
            <text:p>udf_imsource</text:p>
          </table:table-cell>
          <table:table-cell office:value-type="string">
            <text:p>udf_limited</text:p>
          </table:table-cell>
          <table:table-cell office:value-type="string">
            <text:p>udf_maxsf</text:p>
          </table:table-cell>
          <table:table-cell office:value-type="string">
            <text:p>udf_new</text:p>
          </table:table-cell>
          <table:table-cell office:value-type="string">
            <text:p>udf_osdp</text:p>
          </table:table-cell>
          <table:table-cell office:value-type="string">
            <text:p>udf_pricecode</text:p>
          </table:table-cell>
          <table:table-cell office:value-type="string">
            <text:p>udf_ratiocode</text:p>
          </table:table-cell>
          <table:table-cell office:value-type="string">
            <text:p>udf_tar</text:p>
          </table:table-cell>
          <table:table-cell office:value-type="string">
            <text:p>updated_at</text:p>
          </table:table-cell>
          <table:table-cell office:value-type="string">
            <text:p>url_key</text:p>
          </table:table-cell>
          <table:table-cell office:value-type="string">
            <text:p>url_path</text:p>
          </table:table-cell>
          <table:table-cell office:value-type="string">
            <text:p>visibility</text:p>
          </table:table-cell>
          <table:table-cell office:value-type="string">
            <text:p>weight</text:p>
          </table:table-cell>
          <table:table-cell office:value-type="string">
            <text:p>qty</text:p>
          </table:table-cell>
          <table:table-cell office:value-type="string">
            <text:p>min_qty</text:p>
          </table:table-cell>
          <table:table-cell office:value-type="string">
            <text:p>use_config_min_qty</text:p>
          </table:table-cell>
          <table:table-cell office:value-type="string">
            <text:p>is_qty_decimal</text:p>
          </table:table-cell>
          <table:table-cell office:value-type="string">
            <text:p>backorders</text:p>
          </table:table-cell>
          <table:table-cell office:value-type="string">
            <text:p>use_config_backorders</text:p>
          </table:table-cell>
          <table:table-cell office:value-type="string">
            <text:p>min_sale_qty</text:p>
          </table:table-cell>
          <table:table-cell office:value-type="string">
            <text:p>use_config_min_sale_qty</text:p>
          </table:table-cell>
          <table:table-cell office:value-type="string">
            <text:p>max_sale_qty</text:p>
          </table:table-cell>
          <table:table-cell office:value-type="string">
            <text:p>use_config_max_sale_qty</text:p>
          </table:table-cell>
          <table:table-cell office:value-type="string">
            <text:p>is_in_stock</text:p>
          </table:table-cell>
          <table:table-cell office:value-type="string">
            <text:p>notify_stock_qty</text:p>
          </table:table-cell>
          <table:table-cell office:value-type="string">
            <text:p>use_config_notify_stock_qty</text:p>
          </table:table-cell>
          <table:table-cell office:value-type="string">
            <text:p>manage_stock</text:p>
          </table:table-cell>
          <table:table-cell office:value-type="string">
            <text:p>use_config_manage_stock</text:p>
          </table:table-cell>
          <table:table-cell office:value-type="string">
            <text:p>stock_status_changed_auto</text:p>
          </table:table-cell>
          <table:table-cell office:value-type="string">
            <text:p>use_config_qty_increments</text:p>
          </table:table-cell>
          <table:table-cell office:value-type="string">
            <text:p>qty_increments</text:p>
          </table:table-cell>
          <table:table-cell office:value-type="string">
            <text:p>use_config_enable_qty_inc</text:p>
          </table:table-cell>
          <table:table-cell office:value-type="string">
            <text:p>enable_qty_increments</text:p>
          </table:table-cell>
          <table:table-cell office:value-type="string">
            <text:p>is_decimal_divided</text:p>
          </table:table-cell>
          <table:table-cell office:value-type="string">
            <text:p>_links_related_sku</text:p>
          </table:table-cell>
          <table:table-cell office:value-type="string">
            <text:p>_links_related_position</text:p>
          </table:table-cell>
          <table:table-cell office:value-type="string">
            <text:p>_links_crosssell_sku</text:p>
          </table:table-cell>
          <table:table-cell office:value-type="string">
            <text:p>_links_crosssell_position</text:p>
          </table:table-cell>
          <table:table-cell office:value-type="string">
            <text:p>_links_upsell_sku</text:p>
          </table:table-cell>
          <table:table-cell office:value-type="string">
            <text:p>_links_upsell_position</text:p>
          </table:table-cell>
          <table:table-cell office:value-type="string">
            <text:p>_associated_sku</text:p>
          </table:table-cell>
          <table:table-cell office:value-type="string">
            <text:p>_associated_default_qty</text:p>
          </table:table-cell>
          <table:table-cell office:value-type="string">
            <text:p>_associated_position</text:p>
          </table:table-cell>
          <table:table-cell office:value-type="string">
            <text:p>_tier_price_website</text:p>
          </table:table-cell>
          <table:table-cell office:value-type="string">
            <text:p>_tier_price_customer_group</text:p>
          </table:table-cell>
          <table:table-cell office:value-type="string">
            <text:p>_tier_price_qty</text:p>
          </table:table-cell>
          <table:table-cell office:value-type="string">
            <text:p>_tier_price_price</text:p>
          </table:table-cell>
          <table:table-cell office:value-type="string">
            <text:p>_group_price_website</text:p>
          </table:table-cell>
          <table:table-cell office:value-type="string">
            <text:p>_group_price_customer_group</text:p>
          </table:table-cell>
          <table:table-cell office:value-type="string">
            <text:p>_group_price_price</text:p>
          </table:table-cell>
          <table:table-cell office:value-type="string">
            <text:p>_media_attribute_id</text:p>
          </table:table-cell>
          <table:table-cell office:value-type="string">
            <text:p>_media_image</text:p>
          </table:table-cell>
          <table:table-cell office:value-type="string">
            <text:p>_media_lable</text:p>
          </table:table-cell>
          <table:table-cell office:value-type="string">
            <text:p>_media_position</text:p>
          </table:table-cell>
          <table:table-cell office:value-type="string">
            <text:p>_media_is_disabled</text:p>
          </table:table-cell>
          <table:table-cell office:value-type="string">
            <text:p>_custom_option_store</text:p>
          </table:table-cell>
          <table:table-cell office:value-type="string">
            <text:p>_custom_option_type</text:p>
          </table:table-cell>
          <table:table-cell office:value-type="string">
            <text:p>_custom_option_title</text:p>
          </table:table-cell>
          <table:table-cell office:value-type="string">
            <text:p>_custom_option_is_required</text:p>
          </table:table-cell>
          <table:table-cell office:value-type="string">
            <text:p>_custom_option_price</text:p>
          </table:table-cell>
          <table:table-cell office:value-type="string">
            <text:p>_custom_option_sku</text:p>
          </table:table-cell>
          <table:table-cell office:value-type="string">
            <text:p>_custom_option_max_characters</text:p>
          </table:table-cell>
          <table:table-cell office:value-type="string">
            <text:p>_custom_option_sort_order</text:p>
          </table:table-cell>
          <table:table-cell office:value-type="string">
            <text:p>_custom_option_row_title</text:p>
          </table:table-cell>
          <table:table-cell office:value-type="string">
            <text:p>_custom_option_row_price</text:p>
          </table:table-cell>
          <table:table-cell office:value-type="string">
            <text:p>_custom_option_row_sku</text:p>
          </table:table-cell>
          <table:table-cell office:value-type="string">
            <text:p>_custom_option_row_sort</text:p>
          </table:table-cell>
        </table:table-row>
        <table:table-row table:style-name="ro1">
          <table:table-cell office:value-type="string">
            <text:p>template_poster</text:p>
          </table:table-cell>
          <table:table-cell/>
          <table:table-cell office:value-type="string">
            <text:p>Topart - Products</text:p>
          </table:table-cell>
          <table:table-cell office:value-type="string">
            <text:p>simple</text:p>
          </table:table-cell>
          <table:table-cell office:value-type="string">
            <text:p>Collections</text:p>
          </table:table-cell>
          <table:table-cell office:value-type="string">
            <text:p>Root Category</text:p>
          </table:table-cell>
          <table:table-cell office:value-type="string">
            <text:p>bas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Green</text:p>
          </table:table-cell>
          <table:table-cell office:value-type="string">
            <text:p>Cool Blues and Greens</text:p>
          </table:table-cell>
          <table:table-cell table:number-columns-repeated="2"/>
          <table:table-cell office:value-type="string">
            <text:p>2012-12-03 20:44:48</text:p>
          </table:table-cell>
          <table:table-cell table:number-columns-repeated="8"/>
          <table:table-cell office:value-type="string">
            <text:p>Template - Poster</text:p>
          </table:table-cell>
          <table:table-cell/>
          <table:table-cell office:value-type="string">
            <text:p>Metallic</text:p>
          </table:table-cell>
          <table:table-cell office:value-type="float" office:value="1">
            <text:p>1</text:p>
          </table:table-cell>
          <table:table-cell office:value-type="string">
            <text:p>Squar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string">
            <text:p>10 cm</text:p>
          </table:table-cell>
          <table:table-cell office:value-type="string">
            <text:p>10 inches</text:p>
          </table:table-cell>
          <table:table-cell office:value-type="string">
            <text:p>Keywords List, Keyword</text:p>
          </table:table-cell>
          <table:table-cell table:number-columns-repeated="2"/>
          <table:table-cell table:number-columns-repeated="3" office:value-type="string">
            <text:p>Template - Poster</text:p>
          </table:table-cell>
          <table:table-cell table:number-columns-repeated="3"/>
          <table:table-cell office:value-type="string">
            <text:p>Use config</text:p>
          </table:table-cell>
          <table:table-cell office:value-type="string">
            <text:p>Use config</text:p>
          </table:table-cell>
          <table:table-cell office:value-type="string">
            <text:p>Template - Poster</text:p>
          </table:table-cell>
          <table:table-cell table:number-columns-repeated="2"/>
          <table:table-cell office:value-type="string">
            <text:p>Block after Info Column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20 cm</text:p>
          </table:table-cell>
          <table:table-cell/>
          <table:table-cell office:value-type="string">
            <text:p>20 inches</text:p>
          </table:table-cell>
          <table:table-cell office:value-type="string">
            <text:p>No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Template - Poster</text:p>
          </table:table-cell>
          <table:table-cell/>
          <table:table-cell office:value-type="string">
            <text:p>Large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45">
            <text:p>145</text:p>
          </table:table-cell>
          <table:table-cell office:value-type="string">
            <text:p>No</text:p>
          </table:table-cell>
          <table:table-cell office:value-type="string">
            <text:p>Micahel Klung</text:p>
          </table:table-cell>
          <table:table-cell office:value-type="string">
            <text:p>No</text:p>
          </table:table-cell>
          <table:table-cell office:value-type="string">
            <text:p>Copyright Line</text:p>
          </table:table-cell>
          <table:table-cell/>
          <table:table-cell table:number-columns-repeated="3" office:value-type="string">
            <text:p>No</text:p>
          </table:table-cell>
          <table:table-cell office:value-type="string">
            <text:p>Topart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GG</text:p>
          </table:table-cell>
          <table:table-cell office:value-type="string">
            <text:p>5:06</text:p>
          </table:table-cell>
          <table:table-cell office:value-type="string">
            <text:p>No</text:p>
          </table:table-cell>
          <table:table-cell office:value-type="string">
            <text:p>2012-12-03 20:44:48</text:p>
          </table:table-cell>
          <table:table-cell office:value-type="string">
            <text:p>template-poster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3"/>
        </table:table-row>
        <table:table-row table:style-name="ro2">
          <table:table-cell table:number-columns-repeated="11"/>
          <table:table-cell office:value-type="string">
            <text:p>Blue</text:p>
          </table:table-cell>
          <table:table-cell table:number-columns-repeated="14"/>
          <table:table-cell office:value-type="string">
            <text:p>Foil</text:p>
          </table:table-cell>
          <table:table-cell table:number-columns-repeated="122"/>
        </table:table-row>
        <table:table-row table:style-name="ro2">
          <table:table-cell table:number-columns-repeated="11"/>
          <table:table-cell office:value-type="string">
            <text:p>Black</text:p>
          </table:table-cell>
          <table:table-cell table:number-columns-repeated="137"/>
        </table:table-row>
        <table:table-row table:style-name="ro1">
          <table:table-cell office:value-type="string">
            <text:p>template_custom</text:p>
          </table:table-cell>
          <table:table-cell/>
          <table:table-cell office:value-type="string">
            <text:p>Topart - Products</text:p>
          </table:table-cell>
          <table:table-cell office:value-type="string">
            <text:p>simple</text:p>
          </table:table-cell>
          <table:table-cell office:value-type="string">
            <text:p>Collections</text:p>
          </table:table-cell>
          <table:table-cell office:value-type="string">
            <text:p>Root Category</text:p>
          </table:table-cell>
          <table:table-cell office:value-type="string">
            <text:p>bas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Green</text:p>
          </table:table-cell>
          <table:table-cell office:value-type="string">
            <text:p>Cool Blues and Greens</text:p>
          </table:table-cell>
          <table:table-cell table:number-columns-repeated="2"/>
          <table:table-cell office:value-type="string">
            <text:p>2012-12-03 20:44:48</text:p>
          </table:table-cell>
          <table:table-cell table:number-columns-repeated="8"/>
          <table:table-cell office:value-type="string">
            <text:p>Template - Custom Product</text:p>
          </table:table-cell>
          <table:table-cell/>
          <table:table-cell office:value-type="string">
            <text:p>Metallic</text:p>
          </table:table-cell>
          <table:table-cell office:value-type="float" office:value="1">
            <text:p>1</text:p>
          </table:table-cell>
          <table:table-cell office:value-type="string">
            <text:p>Squar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10 cm</text:p>
          </table:table-cell>
          <table:table-cell office:value-type="string">
            <text:p>10 inches</text:p>
          </table:table-cell>
          <table:table-cell office:value-type="string">
            <text:p>Keywords List, Keyword</text:p>
          </table:table-cell>
          <table:table-cell table:number-columns-repeated="2"/>
          <table:table-cell table:number-columns-repeated="3" office:value-type="string">
            <text:p>Template - Custom Product</text:p>
          </table:table-cell>
          <table:table-cell table:number-columns-repeated="3"/>
          <table:table-cell office:value-type="string">
            <text:p>Use config</text:p>
          </table:table-cell>
          <table:table-cell office:value-type="string">
            <text:p>Use config</text:p>
          </table:table-cell>
          <table:table-cell office:value-type="string">
            <text:p>Template - Custom Product</text:p>
          </table:table-cell>
          <table:table-cell table:number-columns-repeated="2"/>
          <table:table-cell office:value-type="string">
            <text:p>Block after Info Column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20 cm</text:p>
          </table:table-cell>
          <table:table-cell/>
          <table:table-cell office:value-type="string">
            <text:p>20 inches</text:p>
          </table:table-cell>
          <table:table-cell office:value-type="string">
            <text:p>No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Template - Custom Product</text:p>
          </table:table-cell>
          <table:table-cell/>
          <table:table-cell office:value-type="string">
            <text:p>Large</text:p>
          </table:table-cell>
          <table:table-cell table:number-columns-repeated="5"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Michael Klung</text:p>
          </table:table-cell>
          <table:table-cell office:value-type="string">
            <text:p>No</text:p>
          </table:table-cell>
          <table:table-cell office:value-type="string">
            <text:p>Copyright Line</text:p>
          </table:table-cell>
          <table:table-cell/>
          <table:table-cell table:number-columns-repeated="3" office:value-type="string">
            <text:p>No</text:p>
          </table:table-cell>
          <table:table-cell office:value-type="string">
            <text:p>Topart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GG</text:p>
          </table:table-cell>
          <table:table-cell office:value-type="string">
            <text:p>5:06</text:p>
          </table:table-cell>
          <table:table-cell office:value-type="string">
            <text:p>No</text:p>
          </table:table-cell>
          <table:table-cell office:value-type="string">
            <text:p>2012-12-03 20:44:48</text:p>
          </table:table-cell>
          <table:table-cell office:value-type="string">
            <text:p>template-custom-product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"/>
          <table:table-cell office:value-type="string">
            <text:p>radio</text:p>
          </table:table-cell>
          <table:table-cell office:value-type="string">
            <text:p>Siz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etite</text:p>
          </table:table-cell>
          <table:table-cell office:value-type="float" office:value="0">
            <text:p>0</text:p>
          </table:table-cell>
          <table:table-cell office:value-type="string">
            <text:p>size_petite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4"/>
          <table:table-cell office:value-type="string">
            <text:p>Collections/Oversize Variety</text:p>
          </table:table-cell>
          <table:table-cell office:value-type="string">
            <text:p>Root Category</text:p>
          </table:table-cell>
          <table:table-cell table:number-columns-repeated="5"/>
          <table:table-cell office:value-type="string">
            <text:p>Blue</text:p>
          </table:table-cell>
          <table:table-cell table:number-columns-repeated="14"/>
          <table:table-cell office:value-type="string">
            <text:p>Foil</text:p>
          </table:table-cell>
          <table:table-cell table:number-columns-repeated="118"/>
          <table:table-cell office:value-type="string">
            <text:p>Small</text:p>
          </table:table-cell>
          <table:table-cell office:value-type="float" office:value="0">
            <text:p>0</text:p>
          </table:table-cell>
          <table:table-cell office:value-type="string">
            <text:p>size_small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11"/>
          <table:table-cell office:value-type="string">
            <text:p>Black</text:p>
          </table:table-cell>
          <table:table-cell table:number-columns-repeated="133"/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size_medium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145"/>
          <table:table-cell office:value-type="string">
            <text:p>Large</text:p>
          </table:table-cell>
          <table:table-cell office:value-type="float" office:value="0">
            <text:p>0</text:p>
          </table:table-cell>
          <table:table-cell office:value-type="string">
            <text:p>size_large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145"/>
          <table:table-cell office:value-type="string">
            <text:p>Oversize</text:p>
          </table:table-cell>
          <table:table-cell office:value-type="float" office:value="0">
            <text:p>0</text:p>
          </table:table-cell>
          <table:table-cell office:value-type="string">
            <text:p>size_oversize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145"/>
          <table:table-cell office:value-type="string">
            <text:p>Custom</text:p>
          </table:table-cell>
          <table:table-cell office:value-type="float" office:value="0">
            <text:p>0</text:p>
          </table:table-cell>
          <table:table-cell office:value-type="string">
            <text:p>size_custom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138"/>
          <table:table-cell office:value-type="string">
            <text:p>radio</text:p>
          </table:table-cell>
          <table:table-cell office:value-type="string">
            <text:p>Canvas Quality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tandard</text:p>
          </table:table-cell>
          <table:table-cell office:value-type="float" office:value="0">
            <text:p>0</text:p>
          </table:table-cell>
          <table:table-cell office:value-type="string">
            <text:p>canvas_standard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145"/>
          <table:table-cell office:value-type="string">
            <text:p>Rag</text:p>
          </table:table-cell>
          <table:table-cell office:value-type="float" office:value="0">
            <text:p>0</text:p>
          </table:table-cell>
          <table:table-cell office:value-type="string">
            <text:p>canvas_rag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38"/>
          <table:table-cell office:value-type="string">
            <text:p>radio</text:p>
          </table:table-cell>
          <table:table-cell office:value-type="string">
            <text:p>Paper Quality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andard Quality Paper</text:p>
          </table:table-cell>
          <table:table-cell office:value-type="float" office:value="0">
            <text:p>0</text:p>
          </table:table-cell>
          <table:table-cell office:value-type="string">
            <text:p>paperquality_standard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45"/>
          <table:table-cell office:value-type="string">
            <text:p>Special Paper</text:p>
          </table:table-cell>
          <table:table-cell office:value-type="float" office:value="0">
            <text:p>0</text:p>
          </table:table-cell>
          <table:table-cell office:value-type="string">
            <text:p>paperquality_specialpaper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138"/>
          <table:table-cell office:value-type="string">
            <text:p>radio</text:p>
          </table:table-cell>
          <table:table-cell office:value-type="string">
            <text:p>Material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string">
            <text:p>Poster</text:p>
          </table:table-cell>
          <table:table-cell office:value-type="float" office:value="0">
            <text:p>0</text:p>
          </table:table-cell>
          <table:table-cell office:value-type="string">
            <text:p>material_poster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45"/>
          <table:table-cell office:value-type="string">
            <text:p>Photo Paper</text:p>
          </table:table-cell>
          <table:table-cell office:value-type="float" office:value="0">
            <text:p>0</text:p>
          </table:table-cell>
          <table:table-cell office:value-type="string">
            <text:p>material_photopaper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145"/>
          <table:table-cell office:value-type="string">
            <text:p>Canvas</text:p>
          </table:table-cell>
          <table:table-cell office:value-type="float" office:value="0">
            <text:p>0</text:p>
          </table:table-cell>
          <table:table-cell office:value-type="string">
            <text:p>material_canvas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145"/>
          <table:table-cell office:value-type="string">
            <text:p>Decal</text:p>
          </table:table-cell>
          <table:table-cell office:value-type="float" office:value="0">
            <text:p>0</text:p>
          </table:table-cell>
          <table:table-cell office:value-type="string">
            <text:p>material_decal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12/03/2012</text:date>, <text:time>16:0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2-12-03T16:07:29.42</dc:date>
    <meta:editing-duration>PT2H9M42S</meta:editing-duration>
    <meta:editing-cycles>4</meta:editing-cycles>
    <meta:document-statistic meta:table-count="1" meta:cell-count="389" meta:object-count="0"/>
  </office:meta>
</office:document-meta>
</file>